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Egzamin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</table:table>
      <table:table table:name="Płeć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Najlepsi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</table:table>
      <table:named-expressions>
        <table:named-range table:name="egzaminy" table:base-cell-address="$Egzaminy.$A$1" table:cell-range-address="$Egzaminy.$A$1"/>
        <table:named-range table:name="klasy" table:base-cell-address="$Klasy.$A$1" table:cell-range-address="$Klasy.$A$1"/>
        <table:named-range table:name="najlepsi" table:base-cell-address="$Płeć.$A$1" table:cell-range-address="#REF!"/>
        <table:named-range table:name="płeć" table:base-cell-address="$Płeć.$A$1" table:cell-range-address="$Płeć.$A$1"/>
      </table:named-expressions>
      <table:database-ranges>
        <table:database-range table:name="__Anonymous_Sheet_DB__0" table:target-range-address="Uczniowie.A1:Uczniowie.I166">
          <table:sort table:target-range-address="Najlepsi.A1">
            <table:sort-by table:field-number="7" table:data-type="automatic"/>
            <table:sort-by table:field-number="3" table:data-type="automatic"/>
          </table:sort>
        </table:database-range>
        <table:database-range table:name="__Anonymous_Sheet_DB__1" table:target-range-address="Alfabetycznie.A1:Alfabetycznie.AMJ104857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4" table:target-range-address="Płeć.A1:Płeć.I166" table:display-filter-buttons="true">
          <table:filter>
            <table:filter-and>
              <table:filter-condition table:field-number="2" table:value="K" table:operator="="/>
              <table:filter-condition table:field-number="7" table:value="1B" table:operator="=">
                <table:filter-set-item table:value="1B"/>
                <table:filter-set-item table:value="1D"/>
              </table:filter-condition>
            </table:filter-and>
          </table:filter>
        </table:database-range>
        <table:database-range table:name="__Anonymous_Sheet_DB__5" table:target-range-address="Najlepsi.A1:Najlepsi.I166" table:display-filter-buttons="true">
          <table:filter>
            <table:filter-and>
              <table:filter-condition table:field-number="4" table:data-type="number" table:value="25" table:operator="&gt;="/>
              <table:filter-condition table:field-number="5" table:data-type="number" table:value="25" table:operator="&gt;="/>
              <table:filter-condition table:field-number="6" table:data-type="number" table:value="25" table:operator="&gt;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0">00.00.0000</text:date>, <text:time style:data-style-name="N2" text:time-value="12:00:12.04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20T12:44:07.426000000</dc:date>
    <meta:generator>LibreOffice/5.4.3.2$Windows_x86 LibreOffice_project/92a7159f7e4af62137622921e809f8546db437e5</meta:generator>
    <meta:editing-duration>PT33M39S</meta:editing-duration>
    <meta:editing-cycles>10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